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Basic/script-lc.xml" manifest:media-type="text/xml"/>
  <manifest:file-entry manifest:full-path="Basic/SensitivityAnalysis/script-lb.xml" manifest:media-type="text/xml"/>
  <manifest:file-entry manifest:full-path="Basic/SensitivityAnalysis/MainModule.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settings.xml" manifest:media-type="text/xml"/>
  <manifest:file-entry manifest:full-path="Dialogs/dialog-lc.xml" manifest:media-type="text/xml"/>
  <manifest:file-entry manifest:full-path="Dialogs/SensitivityAnalysis/dialog-lb.xml" manifest:media-type="text/xml"/>
  <manifest:file-entry manifest:full-path="Dialogs/SensitivityAnalysis/DialogSA.xml" manifest:media-type="text/xml"/>
  <manifest:file-entry manifest:full-path="Dialogs/SensitivityAnalysis/Address.xml" manifest:media-type="text/xml"/>
  <manifest:file-entry manifest:full-path="Dialogs/Standard/dialog-lb.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68mm"/>
    </style:style>
    <style:style style:name="co2" style:family="table-column">
      <style:table-column-properties fo:break-before="auto" style:column-width="20.09mm"/>
    </style:style>
    <style:style style:name="co3" style:family="table-column">
      <style:table-column-properties fo:break-before="auto" style:column-width="14.73mm"/>
    </style:style>
    <style:style style:name="co4" style:family="table-column">
      <style:table-column-properties fo:break-before="auto" style:column-width="11.96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8.27mm"/>
    </style:style>
    <style:style style:name="co14" style:family="table-column">
      <style:table-column-properties fo:break-before="auto" style:column-width="22.56mm"/>
    </style:style>
    <style:style style:name="co15" style:family="table-column">
      <style:table-column-properties fo:break-before="auto" style:column-width="16.74mm"/>
    </style:style>
    <style:style style:name="co16" style:family="table-column">
      <style:table-column-properties fo:break-before="auto" style:column-width="15.8mm"/>
    </style:style>
    <style:style style:name="co17" style:family="table-column">
      <style:table-column-properties fo:break-before="auto" style:column-width="7.97mm"/>
    </style:style>
    <style:style style:name="co18" style:family="table-column">
      <style:table-column-properties fo:break-before="auto" style:column-width="37.45mm"/>
    </style:style>
    <style:style style:name="co19" style:family="table-column">
      <style:table-column-properties fo:break-before="auto" style:column-width="88.41mm"/>
    </style:style>
    <style:style style:name="co20" style:family="table-column">
      <style:table-column-properties fo:break-before="auto" style:column-width="30.37mm"/>
    </style:style>
    <style:style style:name="co21" style:family="table-column">
      <style:table-column-properties fo:break-before="auto" style:column-width="25.47mm"/>
    </style:style>
    <style:style style:name="co22" style:family="table-column">
      <style:table-column-properties fo:break-before="auto" style:column-width="33.14mm"/>
    </style:style>
    <style:style style:name="co23"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3">
      <style:table-cell-properties style:diagonal-bl-tr="none" style:diagonal-tl-br="none" fo:border="none" style:rotation-align="none"/>
    </style:style>
    <style:style style:name="ce13" style:family="table-cell" style:parent-style-name="Default">
      <style:table-cell-properties style:diagonal-bl-tr="none" style:diagonal-tl-br="none" fo:border="none" style:rotation-align="none"/>
    </style:style>
    <style:style style:name="ce14" style:family="table-cell" style:parent-style-name="Default" style:data-style-name="N113">
      <style:table-cell-properties style:diagonal-bl-tr="none" style:diagonal-tl-br="none" fo:border="none" style:rotation-align="none"/>
    </style:style>
    <style:style style:name="ce1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data-style-name="N4">
      <style:table-cell-properties style:diagonal-bl-tr="none" style:diagonal-tl-br="none" fo:border="none" style:rotation-align="none"/>
    </style:style>
    <style:style style:name="ce20"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1.76pt solid #000000" style:diagonal-bl-tr="none" style:diagonal-tl-br="none" fo:border-left="none" fo:border-right="none" style:rotation-align="none" fo:border-top="none"/>
    </style:style>
    <style:style style:name="ce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Default">
      <style:table-cell-properties fo:border-bottom="none" style:diagonal-bl-tr="none" style:diagonal-tl-br="none" fo:border-left="none" fo:border-right="1.76pt solid #000000" style:rotation-align="none" fo:border-top="1.76pt solid #000000"/>
    </style:style>
    <style:style style:name="ce32" style:family="table-cell" style:parent-style-name="Default">
      <style:table-cell-properties fo:border-bottom="none" style:diagonal-bl-tr="none" style:diagonal-tl-br="none" fo:border-left="none" fo:border-right="1.76pt solid #000000" style:rotation-align="none" fo:border-top="none"/>
    </style:style>
    <style:style style:name="ce33" style:family="table-cell" style:parent-style-name="Default">
      <style:table-cell-properties fo:border-bottom="1.76pt solid #000000" style:diagonal-bl-tr="none" style:diagonal-tl-br="none" fo:border-left="none" fo:border-right="1.76pt solid #000000" style:rotation-align="none" fo:border-top="none"/>
    </style:style>
    <style:style style:name="ce34"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5"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6"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background-color="#dddddd"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data-style-name="N10">
      <style:table-cell-properties fo:background-color="#eeeeee" style:text-align-source="fix" style:repeat-content="false"/>
      <style:paragraph-properties fo:text-align="center" fo:margin-left="0mm"/>
    </style:style>
    <style:style style:name="ce42" style:family="table-cell" style:parent-style-name="Default" style:data-style-name="N113"/>
    <style:style style:name="ce43" style:family="table-cell" style:parent-style-name="Default">
      <style:table-cell-properties fo:background-color="#eeeeee"/>
      <style:text-properties fo:font-weight="bold" style:font-weight-asian="bold" style:font-weight-complex="bold"/>
    </style:style>
    <style:style style:name="ce44"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45" style:family="table-cell" style:parent-style-name="Default" style:data-style-name="N2"/>
    <style:style style:name="ce46" style:family="table-cell" style:parent-style-name="Default">
      <style:table-cell-properties fo:wrap-option="wrap" fo:border="0.06pt solid #000000" style:vertical-align="middle"/>
      <style:text-properties fo:font-weight="bold" style:font-weight-asian="bold" style:font-weight-complex="bold"/>
    </style:style>
    <style:style style:name="ce47" style:family="table-cell" style:parent-style-name="Default">
      <style:table-cell-properties style:text-align-source="fix" style:repeat-content="false" fo:border="0.06pt solid #000000" style:vertical-align="middle"/>
      <style:paragraph-properties fo:text-align="center" fo:margin-left="0mm"/>
    </style:style>
    <style:style style:name="ce48" style:family="table-cell" style:parent-style-name="Default">
      <style:table-cell-properties style:vertical-align="middle"/>
    </style:style>
    <style:style style:name="ce49" style:family="table-cell" style:parent-style-name="Default">
      <style:table-cell-properties fo:wrap-option="wrap" fo:border="0.06pt solid #000000" style:vertical-align="middle"/>
    </style:style>
    <style:style style:name="ce50" style:family="table-cell" style:parent-style-name="Default" style:data-style-name="N108">
      <style:table-cell-properties fo:border="0.06pt solid #000000" style:vertical-align="middle"/>
    </style:style>
    <style:style style:name="ce51"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1"/>
          <table:table-cell table:number-columns-repeated="1020"/>
        </table:table-row>
        <table:table-row table:style-name="ro1">
          <table:table-cell table:style-name="ce2" office:value-type="string" calcext:value-type="string">
            <text:p>Время разработки</text:p>
          </table:table-cell>
          <table:table-cell table:style-name="ce11" table:formula="of:=((SUM(['Project cost'.F2:.F6])/8)/[.B17])*[Sensitivity.B2]" office:value-type="float" office:value="0.761904761904762" calcext:value-type="float">
            <text:p>0,76</text:p>
          </table:table-cell>
          <table:table-cell table:style-name="ce26" office:value-type="string" calcext:value-type="string">
            <text:p>мес.</text:p>
          </table:table-cell>
          <table:table-cell table:style-name="ce32"/>
          <table:table-cell table:number-columns-repeated="1020"/>
        </table:table-row>
        <table:table-row table:style-name="ro1">
          <table:table-cell table:style-name="ce2" office:value-type="string" calcext:value-type="string">
            <text:p>Стоимость разработки</text:p>
          </table:table-cell>
          <table:table-cell table:style-name="ce11" table:formula="of:=(['Project cost'.G13]/1000)*[Sensitivity.B2]" office:value-type="float" office:value="119.907598784195" calcext:value-type="float">
            <text:p>119,91</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office:value-type="string" calcext:value-type="string">
            <text:p>Время обучения</text:p>
          </table:table-cell>
          <table:table-cell table:style-name="ce12" office:value-type="float" office:value="1" calcext:value-type="float">
            <text:p>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table:table-cell table:style-name="ce13"/>
          <table:table-cell table:style-name="ce26"/>
          <table:table-cell table:style-name="ce32"/>
          <table:table-cell table:number-columns-repeated="1020"/>
        </table:table-row>
        <table:table-row table:style-name="ro1">
          <table:table-cell table:style-name="ce2" office:value-type="string" calcext:value-type="string">
            <text:p>Количество проектов</text:p>
          </table:table-cell>
          <table:table-cell table:style-name="ce12" table:formula="of:=3*[Sensitivity.B3]" office:value-type="float" office:value="3" calcext:value-type="float">
            <text:p>3</text:p>
          </table:table-cell>
          <table:table-cell table:style-name="ce26" office:value-type="string" calcext:value-type="string">
            <text:p>проект/мес.</text:p>
          </table:table-cell>
          <table:table-cell table:style-name="ce32"/>
          <table:table-cell table:number-columns-repeated="1020"/>
        </table:table-row>
        <table:table-row table:style-name="ro1">
          <table:table-cell table:style-name="ce2" office:value-type="string" calcext:value-type="string">
            <text:p>Количество пересчетов</text:p>
          </table:table-cell>
          <table:table-cell table:style-name="ce12" table:formula="of:=8*[Sensitivity.B4]" office:value-type="float" office:value="8" calcext:value-type="float">
            <text:p>8</text:p>
          </table:table-cell>
          <table:table-cell table:style-name="ce26" office:value-type="string" calcext:value-type="string">
            <text:p>раз/проект</text:p>
          </table:table-cell>
          <table:table-cell table:style-name="ce32"/>
          <table:table-cell table:number-columns-repeated="1020"/>
        </table:table-row>
        <table:table-row table:style-name="ro1">
          <table:table-cell table:style-name="ce3" office:value-type="string" calcext:value-type="string">
            <text:p>Время специалиста на один АЧ вручную</text:p>
          </table:table-cell>
          <table:table-cell table:style-name="ce14" office:value-type="float" office:value="0.8" calcext:value-type="float">
            <text:p>0,8</text:p>
          </table:table-cell>
          <table:table-cell table:style-name="ce26" office:value-type="string" calcext:value-type="string">
            <text:p>час</text:p>
          </table:table-cell>
          <table:table-cell table:style-name="ce32"/>
          <table:table-cell table:number-columns-repeated="1020"/>
        </table:table-row>
        <table:table-row table:style-name="ro1">
          <table:table-cell table:style-name="ce4" office:value-type="string" calcext:value-type="string">
            <text:p>Время специалиста на АЧ вручную за проект</text:p>
          </table:table-cell>
          <table:table-cell table:style-name="ce14" table:formula="of:=[.B8]*[.B7]" office:value-type="float" office:value="6.4" calcext:value-type="float">
            <text:p>6,4</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3" office:value-type="string" calcext:value-type="string">
            <text:p>Время на подготовку АЧ с инструментом</text:p>
          </table:table-cell>
          <table:table-cell table:style-name="ce15" office:value-type="float" office:value="0.3" calcext:value-type="float">
            <text:p>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3" office:value-type="string" calcext:value-type="string">
            <text:p>Время работы модуля АЧ</text:p>
          </table:table-cell>
          <table:table-cell table:style-name="ce16" table:formula="of:=10/3600" office:value-type="float" office:value="0.00277777777777778" calcext:value-type="float">
            <text:p>0,0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4" office:value-type="string" calcext:value-type="string">
            <text:p>Время специалиста на АЧ с модулем</text:p>
          </table:table-cell>
          <table:table-cell table:style-name="ce17" table:formula="of:=[.B10]+[.B11]*[.B7]" office:value-type="float" office:value="0.322222222222222" calcext:value-type="float">
            <text:p>0,3</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2" office:value-type="string" calcext:value-type="string">
            <text:p>Зарплата специалиста</text:p>
          </table:table-cell>
          <table:table-cell table:style-name="ce12" table:formula="of:=80*[Sensitivity.B5]" office:value-type="float" office:value="80" calcext:value-type="float">
            <text:p>80</text:p>
          </table:table-cell>
          <table:table-cell table:style-name="ce26" office:value-type="string" calcext:value-type="string">
            <text:p>тыс. руб./мес.</text:p>
          </table:table-cell>
          <table:table-cell table:style-name="ce32"/>
          <table:table-cell table:number-columns-repeated="1020"/>
        </table:table-row>
        <table:table-row table:style-name="ro1">
          <table:table-cell table:style-name="ce2" office:value-type="string" calcext:value-type="string">
            <text:p>Количество специалистов</text:p>
          </table:table-cell>
          <table:table-cell table:style-name="ce12" office:value-type="float" office:value="2" calcext:value-type="float">
            <text:p>2</text:p>
          </table:table-cell>
          <table:table-cell table:style-name="ce26" office:value-type="string" calcext:value-type="string">
            <text:p>чел.</text:p>
          </table:table-cell>
          <table:table-cell table:style-name="ce32"/>
          <table:table-cell table:number-columns-repeated="1020"/>
        </table:table-row>
        <table:table-row table:style-name="ro1">
          <table:table-cell table:style-name="ce2" office:value-type="string" calcext:value-type="string">
            <text:p>Зарплата отдела</text:p>
          </table:table-cell>
          <table:table-cell table:style-name="ce12" table:formula="of:=[.B13]*[.B14]" office:value-type="float" office:value="160" calcext:value-type="float">
            <text:p>160</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table:table-cell table:style-name="ce12"/>
          <table:table-cell table:style-name="ce26"/>
          <table:table-cell table:style-name="ce32"/>
          <table:table-cell table:number-columns-repeated="1020"/>
        </table:table-row>
        <table:table-row table:style-name="ro1">
          <table:table-cell table:style-name="ce2" office:value-type="string" calcext:value-type="string">
            <text:p>Рабочих дней в месяц</text:p>
          </table:table-cell>
          <table:table-cell table:style-name="ce13" office:value-type="float" office:value="21" calcext:value-type="float">
            <text:p>2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office:value-type="string" calcext:value-type="string">
            <text:p>Рабочих часов в месяц</text:p>
          </table:table-cell>
          <table:table-cell table:style-name="ce13" office:value-type="float" office:value="164.5" calcext:value-type="float">
            <text:p>164,5</text:p>
          </table:table-cell>
          <table:table-cell table:style-name="ce26" office:value-type="string" calcext:value-type="string">
            <text:p>часов</text:p>
          </table:table-cell>
          <table:table-cell table:style-name="ce32"/>
          <table:table-cell table:number-columns-repeated="1020"/>
        </table:table-row>
        <table:table-row table:style-name="ro2">
          <table:table-cell table:style-name="ce5" office:value-type="string" calcext:value-type="string">
            <text:p>Ставка дисконтирования</text:p>
          </table:table-cell>
          <table:table-cell table:style-name="ce18" table:formula="of:=0.15*[Sensitivity.B6]" office:value-type="percentage" office:value="0.15" calcext:value-type="percentage">
            <text:p>15%</text:p>
          </table:table-cell>
          <table:table-cell table:style-name="ce28" office:value-type="string" calcext:value-type="string">
            <text:p>(годовая)</text:p>
          </table:table-cell>
          <table:table-cell table:style-name="ce33"/>
          <table:table-cell table:number-columns-repeated="1020"/>
        </table:table-row>
        <table:table-row table:style-name="ro2">
          <table:table-cell table:number-columns-repeated="2"/>
          <table:table-cell table:style-name="ce29"/>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1"/>
          <table:table-cell table:number-columns-repeated="1010"/>
        </table:table-row>
        <table:table-row table:style-name="ro3">
          <table:table-cell table:style-name="ce6" office:value-type="string" calcext:value-type="string">
            <text:p>Месяц</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32"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19" table:formula="of:=[.B3]" office:value-type="float" office:value="119.907598784195" calcext:value-type="float">
            <text:p>119,91</text:p>
          </table:table-cell>
          <table:table-cell table:style-name="ce14" table:number-columns-repeated="3"/>
          <table:table-cell table:style-name="ce13" table:number-columns-repeated="8"/>
          <table:table-cell table:style-name="ce32"/>
          <table:table-cell table:number-columns-repeated="1010"/>
        </table:table-row>
        <table:table-row table:style-name="ro3">
          <table:table-cell table:style-name="ce6" office:value-type="string" calcext:value-type="string">
            <text:p>Затраты на обучение</text:p>
          </table:table-cell>
          <table:table-cell table:style-name="ce14"/>
          <table:table-cell table:style-name="ce14" table:formula="of:=[.B15]/[.B17]*[.B4]" office:value-type="float" office:value="7.61904761904762" calcext:value-type="float">
            <text:p>7,6</text:p>
          </table:table-cell>
          <table:table-cell table:style-name="ce14" table:number-columns-repeated="2"/>
          <table:table-cell table:style-name="ce13" table:number-columns-repeated="8"/>
          <table:table-cell table:style-name="ce32"/>
          <table:table-cell table:number-columns-repeated="1010"/>
        </table:table-row>
        <table:table-row table:style-name="ro3">
          <table:table-cell table:style-name="ce6" office:value-type="string" calcext:value-type="string">
            <text:p>Доходы (экономия)</text:p>
          </table:table-cell>
          <table:table-cell table:style-name="ce14"/>
          <table:table-cell table:style-name="ce14" table:formula="of:=[.C26]-[.C27]" office:value-type="float" office:value="17.7345491388045" calcext:value-type="float">
            <text:p>17,7</text:p>
          </table:table-cell>
          <table:table-cell table:style-name="ce14" table:formula="of:=[.D26]-[.D27]" office:value-type="float" office:value="17.7345491388045" calcext:value-type="float">
            <text:p>17,7</text:p>
          </table:table-cell>
          <table:table-cell table:style-name="ce14" table:formula="of:=[.E26]-[.E27]" office:value-type="float" office:value="17.7345491388045" calcext:value-type="float">
            <text:p>17,7</text:p>
          </table:table-cell>
          <table:table-cell table:style-name="ce14" table:formula="of:=[.F26]-[.F27]" office:value-type="float" office:value="17.7345491388045" calcext:value-type="float">
            <text:p>17,7</text:p>
          </table:table-cell>
          <table:table-cell table:style-name="ce14" table:formula="of:=[.G26]-[.G27]" office:value-type="float" office:value="17.7345491388045" calcext:value-type="float">
            <text:p>17,7</text:p>
          </table:table-cell>
          <table:table-cell table:style-name="ce14" table:formula="of:=[.H26]-[.H27]" office:value-type="float" office:value="17.7345491388045" calcext:value-type="float">
            <text:p>17,7</text:p>
          </table:table-cell>
          <table:table-cell table:style-name="ce14" table:formula="of:=[.I26]-[.I27]" office:value-type="float" office:value="17.7345491388045" calcext:value-type="float">
            <text:p>17,7</text:p>
          </table:table-cell>
          <table:table-cell table:style-name="ce14" table:formula="of:=[.J26]-[.J27]" office:value-type="float" office:value="17.7345491388045" calcext:value-type="float">
            <text:p>17,7</text:p>
          </table:table-cell>
          <table:table-cell table:style-name="ce14" table:formula="of:=[.K26]-[.K27]" office:value-type="float" office:value="17.7345491388045" calcext:value-type="float">
            <text:p>17,7</text:p>
          </table:table-cell>
          <table:table-cell table:style-name="ce14" table:formula="of:=[.L26]-[.L27]" office:value-type="float" office:value="17.7345491388045" calcext:value-type="float">
            <text:p>17,7</text:p>
          </table:table-cell>
          <table:table-cell table:style-name="ce14" table:formula="of:=[.M26]-[.M27]" office:value-type="float" office:value="17.7345491388045" calcext:value-type="float">
            <text:p>17,7</text:p>
          </table:table-cell>
          <table:table-cell table:style-name="ce35" table:formula="of:=[.N26]-[.N27]" office:value-type="float" office:value="17.7345491388045" calcext:value-type="float">
            <text:p>17,7</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0"/>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36" table:formula="of:=[.$B$9]*[.$B$6]*[.$B$15]/[.$B$18]" office:value-type="float" office:value="18.6747720364742" calcext:value-type="float">
            <text:p>18,7</text:p>
          </table:table-cell>
          <table:table-cell table:style-name="ce38" table:number-columns-repeated="1010"/>
        </table:table-row>
        <table:table-row table:style-name="ro1">
          <table:table-cell table:style-name="ce7" office:value-type="string" calcext:value-type="string">
            <text:p>Затраты при работе с инструментом</text:p>
          </table:table-cell>
          <table:table-cell table:style-name="ce20"/>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36" table:formula="of:=[.$B$12]*[.$B$6]*[.$B$15]/[.$B$18]" office:value-type="float" office:value="0.940222897669706" calcext:value-type="float">
            <text:p>0,9</text:p>
          </table:table-cell>
          <table:table-cell table:style-name="ce38" table:number-columns-repeated="1010"/>
        </table:table-row>
        <table:table-row table:style-name="ro3">
          <table:table-cell table:style-name="ce6" office:value-type="string" calcext:value-type="string">
            <text:p>Денежный поток (ДП)</text:p>
          </table:table-cell>
          <table:table-cell table:style-name="ce14" table:formula="of:=-[.B23]-[.B24]+[.B25]" office:value-type="float" office:value="-119.907598784195" calcext:value-type="float">
            <text:p>-119,9</text:p>
          </table:table-cell>
          <table:table-cell table:style-name="ce14" table:formula="of:=-[.C23]-[.C24]+[.C25]" office:value-type="float" office:value="10.1155015197568" calcext:value-type="float">
            <text:p>10,1</text:p>
          </table:table-cell>
          <table:table-cell table:style-name="ce14" table:formula="of:=-[.D23]-[.D24]+[.D25]" office:value-type="float" office:value="17.7345491388045" calcext:value-type="float">
            <text:p>17,7</text:p>
          </table:table-cell>
          <table:table-cell table:style-name="ce14" table:formula="of:=-[.E23]-[.E24]+[.E25]" office:value-type="float" office:value="17.7345491388045" calcext:value-type="float">
            <text:p>17,7</text:p>
          </table:table-cell>
          <table:table-cell table:style-name="ce14" table:formula="of:=-[.F23]-[.F24]+[.F25]" office:value-type="float" office:value="17.7345491388045" calcext:value-type="float">
            <text:p>17,7</text:p>
          </table:table-cell>
          <table:table-cell table:style-name="ce14" table:formula="of:=-[.G23]-[.G24]+[.G25]" office:value-type="float" office:value="17.7345491388045" calcext:value-type="float">
            <text:p>17,7</text:p>
          </table:table-cell>
          <table:table-cell table:style-name="ce14" table:formula="of:=-[.H23]-[.H24]+[.H25]" office:value-type="float" office:value="17.7345491388045" calcext:value-type="float">
            <text:p>17,7</text:p>
          </table:table-cell>
          <table:table-cell table:style-name="ce14" table:formula="of:=-[.I23]-[.I24]+[.I25]" office:value-type="float" office:value="17.7345491388045" calcext:value-type="float">
            <text:p>17,7</text:p>
          </table:table-cell>
          <table:table-cell table:style-name="ce14" table:formula="of:=-[.J23]-[.J24]+[.J25]" office:value-type="float" office:value="17.7345491388045" calcext:value-type="float">
            <text:p>17,7</text:p>
          </table:table-cell>
          <table:table-cell table:style-name="ce14" table:formula="of:=-[.K23]-[.K24]+[.K25]" office:value-type="float" office:value="17.7345491388045" calcext:value-type="float">
            <text:p>17,7</text:p>
          </table:table-cell>
          <table:table-cell table:style-name="ce14" table:formula="of:=-[.L23]-[.L24]+[.L25]" office:value-type="float" office:value="17.7345491388045" calcext:value-type="float">
            <text:p>17,7</text:p>
          </table:table-cell>
          <table:table-cell table:style-name="ce14" table:formula="of:=-[.M23]-[.M24]+[.M25]" office:value-type="float" office:value="17.7345491388045" calcext:value-type="float">
            <text:p>17,7</text:p>
          </table:table-cell>
          <table:table-cell table:style-name="ce35" table:formula="of:=-[.N23]-[.N24]+[.N25]" office:value-type="float" office:value="17.7345491388045" calcext:value-type="float">
            <text:p>17,7</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4" table:formula="of:=[.B28]/(1+[.$B$19]/12)^[.B22]" office:value-type="float" office:value="-119.907598784195" calcext:value-type="float">
            <text:p>-119,9</text:p>
          </table:table-cell>
          <table:table-cell table:style-name="ce14" table:formula="of:=[.C28]/(1+[.$B$19]/12)^[.C22]" office:value-type="float" office:value="9.99061878494503" calcext:value-type="float">
            <text:p>10,0</text:p>
          </table:table-cell>
          <table:table-cell table:style-name="ce14" table:formula="of:=[.D28]/(1+[.$B$19]/12)^[.D22]" office:value-type="float" office:value="17.2993620619339" calcext:value-type="float">
            <text:p>17,3</text:p>
          </table:table-cell>
          <table:table-cell table:style-name="ce14" table:formula="of:=[.E28]/(1+[.$B$19]/12)^[.E22]" office:value-type="float" office:value="17.085789690799" calcext:value-type="float">
            <text:p>17,1</text:p>
          </table:table-cell>
          <table:table-cell table:style-name="ce14" table:formula="of:=[.F28]/(1+[.$B$19]/12)^[.F22]" office:value-type="float" office:value="16.8748540156039" calcext:value-type="float">
            <text:p>16,9</text:p>
          </table:table-cell>
          <table:table-cell table:style-name="ce14" table:formula="of:=[.G28]/(1+[.$B$19]/12)^[.G22]" office:value-type="float" office:value="16.6665224845471" calcext:value-type="float">
            <text:p>16,7</text:p>
          </table:table-cell>
          <table:table-cell table:style-name="ce14" table:formula="of:=[.H28]/(1+[.$B$19]/12)^[.H22]" office:value-type="float" office:value="16.4607629477008" calcext:value-type="float">
            <text:p>16,5</text:p>
          </table:table-cell>
          <table:table-cell table:style-name="ce14" table:formula="of:=[.I28]/(1+[.$B$19]/12)^[.I22]" office:value-type="float" office:value="16.2575436520502" calcext:value-type="float">
            <text:p>16,3</text:p>
          </table:table-cell>
          <table:table-cell table:style-name="ce14" table:formula="of:=[.J28]/(1+[.$B$19]/12)^[.J22]" office:value-type="float" office:value="16.0568332365928" calcext:value-type="float">
            <text:p>16,1</text:p>
          </table:table-cell>
          <table:table-cell table:style-name="ce14" table:formula="of:=[.K28]/(1+[.$B$19]/12)^[.K22]" office:value-type="float" office:value="15.858600727499" calcext:value-type="float">
            <text:p>15,9</text:p>
          </table:table-cell>
          <table:table-cell table:style-name="ce14" table:formula="of:=[.L28]/(1+[.$B$19]/12)^[.L22]" office:value-type="float" office:value="15.6628155333324" calcext:value-type="float">
            <text:p>15,7</text:p>
          </table:table-cell>
          <table:table-cell table:style-name="ce14" table:formula="of:=[.M28]/(1+[.$B$19]/12)^[.M22]" office:value-type="float" office:value="15.4694474403283" calcext:value-type="float">
            <text:p>15,5</text:p>
          </table:table-cell>
          <table:table-cell table:style-name="ce35" table:formula="of:=[.N28]/(1+[.$B$19]/12)^[.N22]" office:value-type="float" office:value="15.2784666077316" calcext:value-type="float">
            <text:p>15,3</text:p>
          </table:table-cell>
          <table:table-cell/>
          <table:table-cell table:style-name="ce39"/>
          <table:table-cell table:number-columns-repeated="1008"/>
        </table:table-row>
        <table:table-row table:style-name="ro2">
          <table:table-cell table:style-name="ce6" office:value-type="string" calcext:value-type="string">
            <text:p>Накопленный ДДП</text:p>
          </table:table-cell>
          <table:table-cell table:style-name="ce14" table:formula="of:=SUM([.$B$29:.B29])" office:value-type="float" office:value="-119.907598784195" calcext:value-type="float">
            <text:p>-119,9</text:p>
          </table:table-cell>
          <table:table-cell table:style-name="ce14" table:formula="of:=SUM([.$B$29:.C29])" office:value-type="float" office:value="-109.91697999925" calcext:value-type="float">
            <text:p>-109,9</text:p>
          </table:table-cell>
          <table:table-cell table:style-name="ce14" table:formula="of:=SUM([.$B$29:.D29])" office:value-type="float" office:value="-92.6176179373156" calcext:value-type="float">
            <text:p>-92,6</text:p>
          </table:table-cell>
          <table:table-cell table:style-name="ce14" table:formula="of:=SUM([.$B$29:.E29])" office:value-type="float" office:value="-75.5318282465166" calcext:value-type="float">
            <text:p>-75,5</text:p>
          </table:table-cell>
          <table:table-cell table:style-name="ce14" table:formula="of:=SUM([.$B$29:.F29])" office:value-type="float" office:value="-58.6569742309127" calcext:value-type="float">
            <text:p>-58,7</text:p>
          </table:table-cell>
          <table:table-cell table:style-name="ce14" table:formula="of:=SUM([.$B$29:.G29])" office:value-type="float" office:value="-41.9904517463657" calcext:value-type="float">
            <text:p>-42,0</text:p>
          </table:table-cell>
          <table:table-cell table:style-name="ce14" table:formula="of:=SUM([.$B$29:.H29])" office:value-type="float" office:value="-25.5296887986649" calcext:value-type="float">
            <text:p>-25,5</text:p>
          </table:table-cell>
          <table:table-cell table:style-name="ce14" table:formula="of:=SUM([.$B$29:.I29])" office:value-type="float" office:value="-9.27214514661469" calcext:value-type="float">
            <text:p>-9,3</text:p>
          </table:table-cell>
          <table:table-cell table:style-name="ce14" table:formula="of:=SUM([.$B$29:.J29])" office:value-type="float" office:value="6.78468808997808" calcext:value-type="float">
            <text:p>6,8</text:p>
          </table:table-cell>
          <table:table-cell table:style-name="ce14" table:formula="of:=SUM([.$B$29:.K29])" office:value-type="float" office:value="22.6432888174771" calcext:value-type="float">
            <text:p>22,6</text:p>
          </table:table-cell>
          <table:table-cell table:style-name="ce14" table:formula="of:=SUM([.$B$29:.L29])" office:value-type="float" office:value="38.3061043508095" calcext:value-type="float">
            <text:p>38,3</text:p>
          </table:table-cell>
          <table:table-cell table:style-name="ce14" table:formula="of:=SUM([.$B$29:.M29])" office:value-type="float" office:value="53.7755517911378" calcext:value-type="float">
            <text:p>53,8</text:p>
          </table:table-cell>
          <table:table-cell table:style-name="ce35" table:formula="of:=SUM([.$B$29:.N29])" office:value-type="float" office:value="69.0540183988694" calcext:value-type="float">
            <text:p>69,1</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1" table:formula="of:=[.N30]" office:value-type="float" office:value="69.0540183988694" calcext:value-type="float">
            <text:p>69,1</text:p>
          </table:table-cell>
          <table:table-cell table:style-name="ce14" table:number-columns-repeated="3"/>
          <table:table-cell table:style-name="ce13" table:number-columns-repeated="8"/>
          <table:table-cell table:style-name="ce32"/>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2" table:formula="of:=IRR([.B28:.N28])*12" office:value-type="percentage" office:value="1.08179508050098" calcext:value-type="percentage">
            <text:p>108%</text:p>
          </table:table-cell>
          <table:table-cell table:style-name="ce13" table:number-columns-repeated="11"/>
          <table:table-cell table:style-name="ce32"/>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3" table:formula="of:=COUNTIF([.C30:.N30];&quot;&lt;0&quot;)+INDEX([.C35:.N35];;COUNTIF([.C30:.N30];&quot;&lt;0&quot;)+1)" office:value-type="float" office:value="7.57745789658473" calcext:value-type="float">
            <text:p>7,6</text:p>
          </table:table-cell>
          <table:table-cell table:style-name="ce13" table:number-columns-repeated="11"/>
          <table:table-cell table:style-name="ce32"/>
          <table:table-cell table:number-columns-repeated="1010"/>
        </table:table-row>
        <table:table-row table:style-name="ro1">
          <table:table-cell table:style-name="ce8" office:value-type="string" calcext:value-type="string">
            <text:p>Рентабельность инвестицый</text:p>
          </table:table-cell>
          <table:table-cell table:style-name="ce24" table:formula="of:=SUM([.C29:.N29])/([.B23]*1)" office:value-type="percentage" office:value="1.57589359722857" calcext:value-type="percentage">
            <text:p>158%</text:p>
          </table:table-cell>
          <table:table-cell table:style-name="ce13" table:number-columns-repeated="11"/>
          <table:table-cell table:style-name="ce32"/>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5"/>
          <table:table-cell table:style-name="ce30" table:formula="of:=IF([.C30]&lt;0;&quot;&quot;;ABS([.B30])/[.C29])">
            <text:p/>
          </table:table-cell>
          <table:table-cell table:style-name="ce30" table:formula="of:=IF([.D30]&lt;0;&quot;&quot;;ABS([.C30])/[.D29])">
            <text:p/>
          </table:table-cell>
          <table:table-cell table:style-name="ce34" table:formula="of:=IF([.E30]&lt;0;&quot;&quot;;ABS([.D30])/[.E29])">
            <text:p/>
          </table:table-cell>
          <table:table-cell table:style-name="ce34" table:formula="of:=IF([.F30]&lt;0;&quot;&quot;;ABS([.E30])/[.F29])">
            <text:p/>
          </table:table-cell>
          <table:table-cell table:style-name="ce34" table:formula="of:=IF([.G30]&lt;0;&quot;&quot;;ABS([.F30])/[.G29])">
            <text:p/>
          </table:table-cell>
          <table:table-cell table:style-name="ce34" table:formula="of:=IF([.H30]&lt;0;&quot;&quot;;ABS([.G30])/[.H29])">
            <text:p/>
          </table:table-cell>
          <table:table-cell table:style-name="ce34" table:formula="of:=IF([.I30]&lt;0;&quot;&quot;;ABS([.H30])/[.I29])">
            <text:p/>
          </table:table-cell>
          <table:table-cell table:style-name="ce34" table:formula="of:=IF([.J30]&lt;0;&quot;&quot;;ABS([.I30])/[.J29])" office:value-type="float" office:value="0.577457896584733" calcext:value-type="float">
            <text:p>0,58</text:p>
          </table:table-cell>
          <table:table-cell table:style-name="ce34" table:formula="of:=IF([.K30]&lt;0;&quot;&quot;;ABS([.J30])/[.K29])" office:value-type="float" office:value="0.427823879707958" calcext:value-type="float">
            <text:p>0,43</text:p>
          </table:table-cell>
          <table:table-cell table:style-name="ce34" table:formula="of:=IF([.L30]&lt;0;&quot;&quot;;ABS([.K30])/[.L29])" office:value-type="float" office:value="1.44567167820431" calcext:value-type="float">
            <text:p>1,45</text:p>
          </table:table-cell>
          <table:table-cell table:style-name="ce34" table:formula="of:=IF([.M30]&lt;0;&quot;&quot;;ABS([.L30])/[.M29])" office:value-type="float" office:value="2.47624257418186" calcext:value-type="float">
            <text:p>2,48</text:p>
          </table:table-cell>
          <table:table-cell table:style-name="ce37" table:formula="of:=IF([.N30]&lt;0;&quot;&quot;;ABS([.M30])/[.N29])" office:value-type="float" office:value="3.51969560635913" calcext:value-type="float">
            <text:p>3,52</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Interim calculation" table:style-name="ta2">
        <office:forms form:automatic-focus="false" form:apply-design-mode="false"/>
        <table:shapes>
          <draw:frame draw:z-index="0" draw:style-name="gr1" draw:text-style-name="P1" svg:width="199.99mm" svg:height="89.99mm" svg:x="10mm" svg:y="40mm">
            <loext:p draw:notify-on-update-of-ranges="'Interim calculation'.A2:'Interim calculation'.A2 'Interim calculation'.B2:'Interim calculation'.L2 'Interim calculation'.A3:'Interim calculation'.A3 'Interim calculation'.B3:'Interim calculation'.L3 'Interim calculation'.A4:'Interim calculation'.A4 'Interim calculation'.B4:'Interim calculation'.L4 'Interim calculation'.A5:'Interim calculation'.A5 'Interim calculation'.B5:'Interim calculation'.L5 'Interim calculation'.A6:'Interim calculation'.A6 'Interim calculation'.B6:'Interim calculation'.L6 'Interim calculation'.A7:'Interim calculation'.A7 'Interim calculation'.B7:'Interim calculation'.L7"/>
            <draw:object xlink:href="./Chart1" xlink:type="simple" xlink:show="embed" xlink:actuate="onLoad"/>
            <draw:image xlink:href="./ObjectReplacements/Chart1" xlink:type="simple" xlink:show="embed" xlink:actuate="onLoad"/>
          </draw:frame>
        </table:shapes>
        <table:table-column table:style-name="co9" table:default-cell-style-name="Default"/>
        <table:table-column table:style-name="co9" table:number-columns-repeated="11" table:default-cell-style-name="ce42"/>
        <table:table-row table:style-name="ro1">
          <table:table-cell table:style-name="ce40" office:value-type="string" calcext:value-type="string" table:number-columns-spanned="12" table:number-rows-spanned="1">
            <text:p>NPV</text:p>
          </table:table-cell>
          <table:covered-table-cell table:number-columns-repeated="11" table:style-name="Default"/>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office:value-type="float" office:value="129.007817790967" calcext:value-type="float">
            <text:p>129,0</text:p>
          </table:table-cell>
          <table:table-cell office:value-type="float" office:value="117.017057912547" calcext:value-type="float">
            <text:p>117,0</text:p>
          </table:table-cell>
          <table:table-cell office:value-type="float" office:value="105.026298034128" calcext:value-type="float">
            <text:p>105,0</text:p>
          </table:table-cell>
          <table:table-cell office:value-type="float" office:value="93.0355381557083" calcext:value-type="float">
            <text:p>93,0</text:p>
          </table:table-cell>
          <table:table-cell office:value-type="float" office:value="81.0447782772889" calcext:value-type="float">
            <text:p>81,0</text:p>
          </table:table-cell>
          <table:table-cell table:formula="of:=[$'Cash flow'.$B$31]" office:value-type="float" office:value="69.0540183988694" calcext:value-type="float">
            <text:p>69,1</text:p>
          </table:table-cell>
          <table:table-cell office:value-type="float" office:value="57.06325852045" calcext:value-type="float">
            <text:p>57,1</text:p>
          </table:table-cell>
          <table:table-cell office:value-type="float" office:value="45.0724986420305" calcext:value-type="float">
            <text:p>45,1</text:p>
          </table:table-cell>
          <table:table-cell office:value-type="float" office:value="33.0817387636111" calcext:value-type="float">
            <text:p>33,1</text:p>
          </table:table-cell>
          <table:table-cell office:value-type="float" office:value="21.0909788851916" calcext:value-type="float">
            <text:p>21,1</text:p>
          </table:table-cell>
          <table:table-cell office:value-type="float" office:value="9.10021900677214" calcext:value-type="float">
            <text:p>9,1</text:p>
          </table:table-cell>
        </table:table-row>
        <table:table-row table:style-name="ro1">
          <table:table-cell office:value-type="string" calcext:value-type="string">
            <text:p>Количество проектов</text:p>
          </table:table-cell>
          <table:table-cell office:value-type="float" office:value="-29.1892828440441" calcext:value-type="float">
            <text:p>-29,2</text:p>
          </table:table-cell>
          <table:table-cell office:value-type="float" office:value="-9.54062259546144" calcext:value-type="float">
            <text:p>-9,5</text:p>
          </table:table-cell>
          <table:table-cell office:value-type="float" office:value="10.1080376531212" calcext:value-type="float">
            <text:p>10,1</text:p>
          </table:table-cell>
          <table:table-cell office:value-type="float" office:value="29.7566979017039" calcext:value-type="float">
            <text:p>29,8</text:p>
          </table:table-cell>
          <table:table-cell office:value-type="float" office:value="49.4053581502867" calcext:value-type="float">
            <text:p>49,4</text:p>
          </table:table-cell>
          <table:table-cell table:formula="of:=[$'Cash flow'.$B$31]" office:value-type="float" office:value="69.0540183988694" calcext:value-type="float">
            <text:p>69,1</text:p>
          </table:table-cell>
          <table:table-cell office:value-type="float" office:value="88.702678647452" calcext:value-type="float">
            <text:p>88,7</text:p>
          </table:table-cell>
          <table:table-cell office:value-type="float" office:value="108.351338896035" calcext:value-type="float">
            <text:p>108,4</text:p>
          </table:table-cell>
          <table:table-cell office:value-type="float" office:value="127.999999144618" calcext:value-type="float">
            <text:p>128,0</text:p>
          </table:table-cell>
          <table:table-cell office:value-type="float" office:value="147.6486593932" calcext:value-type="float">
            <text:p>147,6</text:p>
          </table:table-cell>
          <table:table-cell office:value-type="float" office:value="167.297319641783" calcext:value-type="float">
            <text:p>167,3</text:p>
          </table:table-cell>
        </table:table-row>
        <table:table-row table:style-name="ro1">
          <table:table-cell office:value-type="string" calcext:value-type="string">
            <text:p>Количество пересчетов</text:p>
          </table:table-cell>
          <table:table-cell office:value-type="float" office:value="-34.0385865617017" calcext:value-type="float">
            <text:p>-34,0</text:p>
          </table:table-cell>
          <table:table-cell office:value-type="float" office:value="-13.4200655695875" calcext:value-type="float">
            <text:p>-13,4</text:p>
          </table:table-cell>
          <table:table-cell office:value-type="float" office:value="7.19845542252673" calcext:value-type="float">
            <text:p>7,2</text:p>
          </table:table-cell>
          <table:table-cell office:value-type="float" office:value="27.8169764146409" calcext:value-type="float">
            <text:p>27,8</text:p>
          </table:table-cell>
          <table:table-cell office:value-type="float" office:value="48.4354974067551" calcext:value-type="float">
            <text:p>48,4</text:p>
          </table:table-cell>
          <table:table-cell table:formula="of:=[$'Cash flow'.$B$31]" office:value-type="float" office:value="69.0540183988694" calcext:value-type="float">
            <text:p>69,1</text:p>
          </table:table-cell>
          <table:table-cell office:value-type="float" office:value="89.6725393909836" calcext:value-type="float">
            <text:p>89,7</text:p>
          </table:table-cell>
          <table:table-cell office:value-type="float" office:value="110.291060383098" calcext:value-type="float">
            <text:p>110,3</text:p>
          </table:table-cell>
          <table:table-cell office:value-type="float" office:value="130.909581375212" calcext:value-type="float">
            <text:p>130,9</text:p>
          </table:table-cell>
          <table:table-cell office:value-type="float" office:value="151.528102367326" calcext:value-type="float">
            <text:p>151,5</text:p>
          </table:table-cell>
          <table:table-cell office:value-type="float" office:value="172.146623359441" calcext:value-type="float">
            <text:p>172,1</text:p>
          </table:table-cell>
        </table:table-row>
        <table:table-row table:style-name="ro1">
          <table:table-cell office:value-type="string" calcext:value-type="string">
            <text:p>Зарплата специалиста</text:p>
          </table:table-cell>
          <table:table-cell office:value-type="float" office:value="-25.4267901926626" calcext:value-type="float">
            <text:p>-25,4</text:p>
          </table:table-cell>
          <table:table-cell office:value-type="float" office:value="-6.53062847435622" calcext:value-type="float">
            <text:p>-6,5</text:p>
          </table:table-cell>
          <table:table-cell office:value-type="float" office:value="12.3655332439502" calcext:value-type="float">
            <text:p>12,4</text:p>
          </table:table-cell>
          <table:table-cell office:value-type="float" office:value="31.2616949622566" calcext:value-type="float">
            <text:p>31,3</text:p>
          </table:table-cell>
          <table:table-cell office:value-type="float" office:value="50.1578566805629" calcext:value-type="float">
            <text:p>50,2</text:p>
          </table:table-cell>
          <table:table-cell table:formula="of:=[$'Cash flow'.$B$31]" office:value-type="float" office:value="69.0540183988694" calcext:value-type="float">
            <text:p>69,1</text:p>
          </table:table-cell>
          <table:table-cell office:value-type="float" office:value="87.9501801171758" calcext:value-type="float">
            <text:p>88,0</text:p>
          </table:table-cell>
          <table:table-cell office:value-type="float" office:value="106.846341835482" calcext:value-type="float">
            <text:p>106,8</text:p>
          </table:table-cell>
          <table:table-cell office:value-type="float" office:value="125.742503553789" calcext:value-type="float">
            <text:p>125,7</text:p>
          </table:table-cell>
          <table:table-cell office:value-type="float" office:value="144.638665272095" calcext:value-type="float">
            <text:p>144,6</text:p>
          </table:table-cell>
          <table:table-cell office:value-type="float" office:value="163.534826990401" calcext:value-type="float">
            <text:p>163,5</text:p>
          </table:table-cell>
        </table:table-row>
        <table:table-row table:style-name="ro1">
          <table:table-cell office:value-type="string" calcext:value-type="string">
            <text:p>Ставка дисконтирования</text:p>
          </table:table-cell>
          <table:table-cell office:value-type="float" office:value="76.9360430232694" calcext:value-type="float">
            <text:p>76,9</text:p>
          </table:table-cell>
          <table:table-cell office:value-type="float" office:value="75.3230917723294" calcext:value-type="float">
            <text:p>75,3</text:p>
          </table:table-cell>
          <table:table-cell office:value-type="float" office:value="73.7286674174251" calcext:value-type="float">
            <text:p>73,7</text:p>
          </table:table-cell>
          <table:table-cell office:value-type="float" office:value="72.1525142263623" calcext:value-type="float">
            <text:p>72,2</text:p>
          </table:table-cell>
          <table:table-cell office:value-type="float" office:value="70.5943804792462" calcext:value-type="float">
            <text:p>70,6</text:p>
          </table:table-cell>
          <table:table-cell table:formula="of:=[$'Cash flow'.$B$31]" office:value-type="float" office:value="69.0540183988694" calcext:value-type="float">
            <text:p>69,1</text:p>
          </table:table-cell>
          <table:table-cell office:value-type="float" office:value="67.5311840824139" calcext:value-type="float">
            <text:p>67,5</text:p>
          </table:table-cell>
          <table:table-cell office:value-type="float" office:value="66.0256374344409" calcext:value-type="float">
            <text:p>66,0</text:p>
          </table:table-cell>
          <table:table-cell office:value-type="float" office:value="64.5371421011409" calcext:value-type="float">
            <text:p>64,5</text:p>
          </table:table-cell>
          <table:table-cell office:value-type="float" office:value="63.065465405822" calcext:value-type="float">
            <text:p>63,1</text:p>
          </table:table-cell>
          <table:table-cell office:value-type="float" office:value="61.6103782856049" calcext:value-type="float">
            <text:p>61,6</text:p>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2"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2" table:number-columns-repeated="10" table:default-cell-style-name="Default"/>
        <table:table-column table:style-name="co9" table:default-cell-style-name="Default"/>
        <table:table-column table:style-name="co15" table:number-columns-repeated="5" table:default-cell-style-name="Default"/>
        <table:table-column table:style-name="co16" table:number-columns-repeated="6" table:default-cell-style-name="Default"/>
        <table:table-row table:style-name="ro1">
          <table:table-cell table:style-name="ce43" office:value-type="string" calcext:value-type="string">
            <text:p>Факторы чувствительности</text:p>
          </table:table-cell>
          <table:table-cell table:style-name="ce44" office:value-type="string" calcext:value-type="string">
            <text:p>Коэф</text:p>
          </table:table-cell>
          <table:table-cell table:number-columns-repeated="35"/>
        </table:table-row>
        <table:table-row table:style-name="ro1">
          <table:table-cell office:value-type="string" calcext:value-type="string">
            <text:p>Стоимость разработки</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роек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ересче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Зарплата специалиста</text:p>
          </table:table-cell>
          <table:table-cell office:value-type="float" office:value="1" calcext:value-type="float">
            <text:p>1</text:p>
          </table:table-cell>
          <table:table-cell table:number-columns-repeated="35"/>
        </table:table-row>
        <table:table-row table:style-name="ro1">
          <table:table-cell office:value-type="string" calcext:value-type="string">
            <text:p>Ставка дисконтирования</text:p>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45" table:number-columns-repeated="11"/>
          <table:table-cell table:number-columns-repeated="24"/>
        </table:table-row>
        <table:table-row table:style-name="ro1">
          <table:table-cell table:number-columns-repeated="7"/>
          <table:table-cell table:style-name="ce42"/>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5">
          <table:table-cell table:style-name="ce46" office:value-type="string" calcext:value-type="string">
            <text:p>№</text:p>
          </table:table-cell>
          <table:table-cell table:style-name="ce46" office:value-type="string" calcext:value-type="string">
            <text:p>Участник команды</text:p>
          </table:table-cell>
          <table:table-cell table:style-name="ce46" office:value-type="string" calcext:value-type="string">
            <text:p>Выполняемые <text:s/>работы</text:p>
          </table:table-cell>
          <table:table-cell table:style-name="ce46" office:value-type="string" calcext:value-type="string">
            <text:p>Мес. ЗП, р.</text:p>
          </table:table-cell>
          <table:table-cell table:style-name="ce46" office:value-type="string" calcext:value-type="string">
            <text:p>Час. ЗП, р.</text:p>
          </table:table-cell>
          <table:table-cell table:style-name="ce46" office:value-type="string" calcext:value-type="string">
            <text:p>Трудоемкость работ, часов</text:p>
          </table:table-cell>
          <table:table-cell table:style-name="ce46" office:value-type="string" calcext:value-type="string">
            <text:p>Плата за пр., р.</text:p>
          </table:table-cell>
        </table:table-row>
        <table:table-row table:style-name="ro6">
          <table:table-cell table:style-name="ce47" office:value-type="float" office:value="1" calcext:value-type="float">
            <text:p>1</text:p>
          </table:table-cell>
          <table:table-cell table:style-name="ce49" office:value-type="string" calcext:value-type="string">
            <text:p>Технический писатель</text:p>
          </table:table-cell>
          <table:table-cell table:style-name="ce49" office:value-type="string" calcext:value-type="string">
            <text:p>Разработка программной документации, пользовательских справок и руководств </text:p>
          </table:table-cell>
          <table:table-cell table:style-name="ce50" office:value-type="currency" office:currency="RUB" office:value="55000" calcext:value-type="currency">
            <text:p>55 000,00 руб.</text:p>
          </table:table-cell>
          <table:table-cell table:style-name="ce50" table:formula="of:=[.D2]*12/1974" office:value-type="currency" office:currency="RUB" office:value="334.34650455927" calcext:value-type="currency">
            <text:p>334,35 руб.</text:p>
          </table:table-cell>
          <table:table-cell table:style-name="ce51" office:value-type="float" office:value="16" calcext:value-type="float">
            <text:p>16</text:p>
          </table:table-cell>
          <table:table-cell table:style-name="ce50" table:formula="of:=[.E2]*[.F2]" office:value-type="currency" office:currency="RUB" office:value="5349.54407294833" calcext:value-type="currency">
            <text:p>5 349,54 руб.</text:p>
          </table:table-cell>
        </table:table-row>
        <table:table-row table:style-name="ro6">
          <table:table-cell table:style-name="ce47" office:value-type="float" office:value="2" calcext:value-type="float">
            <text:p>2</text:p>
          </table:table-cell>
          <table:table-cell table:style-name="ce49" office:value-type="string" calcext:value-type="string">
            <text:p>Бизнес-аналитик</text:p>
          </table:table-cell>
          <table:table-cell table:style-name="ce49" office:value-type="string" calcext:value-type="string">
            <text:p>Анализ бизнес-процессов предприятий. <text:s/>Разработка ТЗ</text:p>
          </table:table-cell>
          <table:table-cell table:style-name="ce50" office:value-type="currency" office:currency="RUB" office:value="80000" calcext:value-type="currency">
            <text:p>80 000,00 руб.</text:p>
          </table:table-cell>
          <table:table-cell table:style-name="ce50" table:formula="of:=[.D3]*12/1974" office:value-type="currency" office:currency="RUB" office:value="486.322188449848" calcext:value-type="currency">
            <text:p>486,32 руб.</text:p>
          </table:table-cell>
          <table:table-cell table:style-name="ce51" office:value-type="float" office:value="40" calcext:value-type="float">
            <text:p>40</text:p>
          </table:table-cell>
          <table:table-cell table:style-name="ce50" table:formula="of:=[.E3]*[.F3]" office:value-type="currency" office:currency="RUB" office:value="19452.8875379939" calcext:value-type="currency">
            <text:p>19 452,89 руб.</text:p>
          </table:table-cell>
        </table:table-row>
        <table:table-row table:style-name="ro6">
          <table:table-cell table:style-name="ce47" office:value-type="float" office:value="3" calcext:value-type="float">
            <text:p>3</text:p>
          </table:table-cell>
          <table:table-cell table:style-name="ce49" office:value-type="string" calcext:value-type="string">
            <text:p>Программист</text:p>
          </table:table-cell>
          <table:table-cell table:style-name="ce49" office:value-type="string" calcext:value-type="string">
            <text:p>Создание алгоритма программного решения, реализация кода программы</text:p>
          </table:table-cell>
          <table:table-cell table:style-name="ce50" office:value-type="currency" office:currency="RUB" office:value="90000" calcext:value-type="currency">
            <text:p>90 000,00 руб.</text:p>
          </table:table-cell>
          <table:table-cell table:style-name="ce50" table:formula="of:=[.D4]*12/1974" office:value-type="currency" office:currency="RUB" office:value="547.112462006079" calcext:value-type="currency">
            <text:p>547,11 руб.</text:p>
          </table:table-cell>
          <table:table-cell table:style-name="ce51" office:value-type="float" office:value="56" calcext:value-type="float">
            <text:p>56</text:p>
          </table:table-cell>
          <table:table-cell table:style-name="ce50" table:formula="of:=[.E4]*[.F4]" office:value-type="currency" office:currency="RUB" office:value="30638.2978723404" calcext:value-type="currency">
            <text:p>30 638,30 руб.</text:p>
          </table:table-cell>
        </table:table-row>
        <table:table-row table:style-name="ro7">
          <table:table-cell table:style-name="ce47" office:value-type="float" office:value="4" calcext:value-type="float">
            <text:p>4</text:p>
          </table:table-cell>
          <table:table-cell table:style-name="ce49" office:value-type="string" calcext:value-type="string">
            <text:p>Тестировщик</text:p>
          </table:table-cell>
          <table:table-cell table:style-name="ce49" office:value-type="string" calcext:value-type="string">
            <text:p>Тестирование программного продукта</text:p>
          </table:table-cell>
          <table:table-cell table:style-name="ce50" office:value-type="currency" office:currency="RUB" office:value="60000" calcext:value-type="currency">
            <text:p>60 000,00 руб.</text:p>
          </table:table-cell>
          <table:table-cell table:style-name="ce50" table:formula="of:=[.D5]*12/1974" office:value-type="currency" office:currency="RUB" office:value="364.741641337386" calcext:value-type="currency">
            <text:p>364,74 руб.</text:p>
          </table:table-cell>
          <table:table-cell table:style-name="ce51" office:value-type="float" office:value="8" calcext:value-type="float">
            <text:p>8</text:p>
          </table:table-cell>
          <table:table-cell table:style-name="ce50" table:formula="of:=[.E5]*[.F5]" office:value-type="currency" office:currency="RUB" office:value="2917.93313069909" calcext:value-type="currency">
            <text:p>2 917,93 руб.</text:p>
          </table:table-cell>
        </table:table-row>
        <table:table-row table:style-name="ro6">
          <table:table-cell table:style-name="ce47" office:value-type="float" office:value="5" calcext:value-type="float">
            <text:p>5</text:p>
          </table:table-cell>
          <table:table-cell table:style-name="ce49" office:value-type="string" calcext:value-type="string">
            <text:p>Специалист по внедрению</text:p>
          </table:table-cell>
          <table:table-cell table:style-name="ce49" office:value-type="string" calcext:value-type="string">
            <text:p>Установка программного продукта, организация тренингов</text:p>
          </table:table-cell>
          <table:table-cell table:style-name="ce50" office:value-type="currency" office:currency="RUB" office:value="80000" calcext:value-type="currency">
            <text:p>80 000,00 руб.</text:p>
          </table:table-cell>
          <table:table-cell table:style-name="ce50" table:formula="of:=[.D6]*12/1974" office:value-type="currency" office:currency="RUB" office:value="486.322188449848" calcext:value-type="currency">
            <text:p>486,32 руб.</text:p>
          </table:table-cell>
          <table:table-cell table:style-name="ce51" office:value-type="float" office:value="8" calcext:value-type="float">
            <text:p>8</text:p>
          </table:table-cell>
          <table:table-cell table:style-name="ce50" table:formula="of:=[.E6]*[.F6]" office:value-type="currency" office:currency="RUB" office:value="3890.57750759878" calcext:value-type="currency">
            <text:p>3 890,58 руб.</text:p>
          </table:table-cell>
        </table:table-row>
        <table:table-row table:style-name="ro1">
          <table:table-cell table:style-name="ce48" table:number-columns-repeated="3"/>
          <table:table-cell table:style-name="ce50" office:value-type="string" calcext:value-type="string" table:number-columns-spanned="3" table:number-rows-spanned="1">
            <text:p>Заработная плата команды</text:p>
          </table:table-cell>
          <table:covered-table-cell table:number-columns-repeated="2" table:style-name="ce50"/>
          <table:table-cell table:style-name="ce50" table:formula="of:=SUM([.G2:.G6])" office:value-type="currency" office:currency="RUB" office:value="62249.2401215806" calcext:value-type="currency">
            <text:p>62 249,24 руб.</text:p>
          </table:table-cell>
        </table:table-row>
        <table:table-row table:style-name="ro1">
          <table:table-cell table:style-name="ce48" table:number-columns-repeated="3"/>
          <table:table-cell table:style-name="ce50" office:value-type="string" calcext:value-type="string" table:number-columns-spanned="3" table:number-rows-spanned="1">
            <text:p>ПФР</text:p>
          </table:table-cell>
          <table:covered-table-cell table:number-columns-repeated="2" table:style-name="ce50"/>
          <table:table-cell table:style-name="ce50" table:formula="of:=[.G7]*0.08" office:value-type="currency" office:currency="RUB" office:value="4979.93920972644" calcext:value-type="currency">
            <text:p>4 979,94 руб.</text:p>
          </table:table-cell>
        </table:table-row>
        <table:table-row table:style-name="ro1">
          <table:table-cell table:style-name="ce48" table:number-columns-repeated="3"/>
          <table:table-cell table:style-name="ce50" office:value-type="string" calcext:value-type="string" table:number-columns-spanned="3" table:number-rows-spanned="1">
            <text:p>ФСС</text:p>
          </table:table-cell>
          <table:covered-table-cell table:number-columns-repeated="2" table:style-name="ce50"/>
          <table:table-cell table:style-name="ce50" table:formula="of:=[.G7]*0.02" office:value-type="currency" office:currency="RUB" office:value="1244.98480243161" calcext:value-type="currency">
            <text:p>1 244,98 руб.</text:p>
          </table:table-cell>
        </table:table-row>
        <table:table-row table:style-name="ro1">
          <table:table-cell table:style-name="ce48" table:number-columns-repeated="3"/>
          <table:table-cell table:style-name="ce50" office:value-type="string" calcext:value-type="string" table:number-columns-spanned="3" table:number-rows-spanned="1">
            <text:p>ФФОМС</text:p>
          </table:table-cell>
          <table:covered-table-cell table:number-columns-repeated="2" table:style-name="ce50"/>
          <table:table-cell table:style-name="ce50" table:formula="of:=[.G7]*0.04" office:value-type="currency" office:currency="RUB" office:value="2489.96960486322" calcext:value-type="currency">
            <text:p>2 489,97 руб.</text:p>
          </table:table-cell>
        </table:table-row>
        <table:table-row table:style-name="ro1">
          <table:table-cell table:style-name="ce48" table:number-columns-repeated="3"/>
          <table:table-cell table:style-name="ce50" office:value-type="string" calcext:value-type="string" table:number-columns-spanned="3" table:number-rows-spanned="1">
            <text:p>Административные и общехозяйственные</text:p>
          </table:table-cell>
          <table:covered-table-cell table:number-columns-repeated="2" table:style-name="ce50"/>
          <table:table-cell table:style-name="ce50" table:formula="of:=[.G7]*0.2" office:value-type="currency" office:currency="RUB" office:value="12449.8480243161" calcext:value-type="currency">
            <text:p>12 449,85 руб.</text:p>
          </table:table-cell>
        </table:table-row>
        <table:table-row table:style-name="ro1">
          <table:table-cell table:style-name="ce48" table:number-columns-repeated="3"/>
          <table:table-cell table:style-name="ce50" office:value-type="string" calcext:value-type="string" table:number-columns-spanned="3" table:number-rows-spanned="1">
            <text:p>Надбавка от фирмы</text:p>
          </table:table-cell>
          <table:covered-table-cell table:number-columns-repeated="2" table:style-name="ce50"/>
          <table:table-cell table:style-name="ce50" table:formula="of:=(SUM([.G7:.G11]))*1.15" office:value-type="currency" office:currency="RUB" office:value="95926.0790273556" calcext:value-type="currency">
            <text:p>95 926,08 руб.</text:p>
          </table:table-cell>
        </table:table-row>
        <table:table-row table:style-name="ro1">
          <table:table-cell table:style-name="ce48" table:number-columns-repeated="3"/>
          <table:table-cell table:style-name="ce50" office:value-type="string" calcext:value-type="string" table:number-columns-spanned="3" table:number-rows-spanned="1">
            <text:p>Стоимость разработки с учетом НДС</text:p>
          </table:table-cell>
          <table:covered-table-cell table:number-columns-repeated="2" table:style-name="ce50"/>
          <table:table-cell table:style-name="ce50"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5P0" style:volatile="true">
      <number:number number:decimal-places="2" loext:min-decimal-places="2" number:min-integer-digits="1" number:grouping="true"/>
      <number:text> </number:text>
      <number:currency-symbol number:language="ru" number:country="RU">руб.</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5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01:34:39.71348016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haruk</dc:creator>
    <meta:creation-date>2016-05-22T17:58:05</meta:creation-date>
    <dc:date>2016-06-29T02:48:28.477812661</dc:date>
    <meta:generator>LibreOffice/5.1.3.2$Linux_X86_64 LibreOffice_project/10m0$Build-2</meta:generator>
    <meta:editing-duration>P2DT22H56M10S</meta:editing-duration>
    <meta:editing-cycles>160</meta:editing-cycles>
    <meta:document-statistic meta:table-count="4" meta:cell-count="310"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ainModule.xml><?xml version="1.0" encoding="utf-8"?>
<!DOCTYPE module  PUBLIC '-//OpenOffice.org//DTD OfficeDocument 1.0//EN'  'module.dtd'>
<script:module xmlns:script="http://openoffice.org/2000/script" script:name="MainModule" script:language="StarBasic">'Option Explicit	
Private oDlg, oDlgSAD, oDoc, oLib As Object
Private aAddress(1 to 5) As String
Private aComBox(1 to 5) As String
Private aConfNameParam(1 to 7) As String
Private aConfAddrParam(1 to 7) As String
Private aConfTitleParam(1 to 7) As String
Private nCount As Integer
Private sSheet , sStartCell, sFieldName, sFileName As String
Private bCloseFloodField, bStartAnalysis, bStartFloodField As Boolean

'Начальный блок запускающий компоненты для решения комплекса задач
Sub Main
	Dim sUrl, sLine As String
	'грузим библиотеки и общую информацию 
	If not isLibraryLoaded() Then Exit Sub
	oLib = DialogLibraries.GetByName("SensitivityAnalysis")
	oDlg = CreateUnoDialog(oLib.GetByName("DialogSA"))
	oDoc = ThisComponent.Sheets
	'получаем адрес файла
	sUrl = ThisComponent.getURL()
	sFileName = Left(sUrl, Len(sUrl) - 4) &amp; ".conf"
	'читаем файл настроек если есть
	If (FileExists(sFileName)) Then 
		fRead(sFileName)
	End If
	StartAnalysisDialog("") 'запускаем основной диалог
End Sub

'читаем настройки из файла
Function fRead(Optional sFileName As String)
	Dim aTempConfParam(1 to 3) As String
	iNumField = 1
	iNumber = Freefile
	Open sFileName For Input As iNumber
	While Not eof(iNumber)
		Line Input #iNumber, sLine
		If sLine &lt;&gt; sFileName and sLine &lt;&gt; "" Then
			aTempConfParam = split(sLine, ";")
			aConfAddrParam(7) = 1
			If (aTempConfParam(1) &lt;&gt; "1" and aTempConfParam(0) = "CheckBox1") Then
				oDlg.getControl("CheckBox1").State = False
				aConfNameParam(7) = "CheckBox1"
				aConfAddrParam(7) = 0
			elseIf (aTempConfParam(0) &lt;&gt; "CheckBox1" and aTempConfParam(0) &lt;&gt; "Fac") Then
				oDlg.getControl("ComboBox" &amp; iNumField).setText(aTempConfParam(0))
				aConfNameParam(iNumField) = aTempConfParam(0)
				EnableUpAvto("ComboBox" &amp; iNumField)
				oDlg.getControl("TextField" &amp; iNumField).setText(aTempConfParam(1))
				aConfAddrParam(iNumField) = aTempConfParam(1)
				If (aTempConfParam(1) = "Собственный") Then
					oDlg.getControl("TextField" &amp; (iNumField + 5 )).setText(aTempConfParam(2))
					aConfTitleParam(iNumField) = aTempConfParam(2)
				end If
				iNumField = iNumField + 1
			else
				oDlg.getControl("TextField11").setText(aTempConfParam(1))
				aConfAddrParam(iNumField) = aTempConfParam(1)
            end if
        End If
   	Wend
    Close #iNumber
End Function

'пишем настройки в файл
Function fSave(sAddress As String)
	iNumber = Freefile
	Open sFileName For Output As #iNumber
		iNumField = 1
		Print #iNumber, sFileName
		Print #iNumber, "CheckBox1" &amp; ";" &amp; oDlg.GetControl("CheckBox1").getState()
			While aComBox(iNumField) &lt;&gt; ""
				Print #iNumber, aComBox(iNumField) &amp; ";" &amp; Right(aAddress(iNumField), (Len(aAddress(iNumField)) - 1)) &amp; ";"
				iNumField = iNumField + 1
			Wend
		Print #iNumber, "Fac" &amp; ";" &amp; Right(sAddress, (Len(sAddress) - 1))
		Close #iNumber
End Function

'Облегчает управление основным диалоговым окном
Sub StartAnalysisDialog(sAddress As String)
	Dim oDlgModel As Object
	oDlg.setVisible(True)
	If (Not IsEmpty(sFieldName)) Then oDlg.getControl(sFieldName).setText(sAddress)
	bStartFloodField = False
	bStartAnalysis = False
	'ждём нажатия кнопки
	Do
		If bStartAnalysis Then
		'начинаем расчеты
			oDlg.setVisible(False)
			StartAnalysis()
		elseif bStartFloodField Then
		'открывает вспомогательное окно для адреса
			oDlg.setVisible(False)
			StartAddressDialog()
			bStartFloodField = False
			exit Do
		End If
		wait (100)
	Loop
End Sub

'облегчает управление диалоговым окнов для ввода адреса
Sub StartAddressDialog
	Dim Controls(), oDlgSADModel, Doc, TextFieldModel As Object
	oDlg.setVisible(False)
	oLib = DialogLibraries.GetByName("SensitivityAnalysis")
	oDlgSAD = CreateUnoDialog(oLib.GetByName("Address"))
	oDlgSADModel = oDlgSAD.Model
	Doc = ThisComponent
	oDlgSAD.setVisible(True)
	bCloseFloodField = false
	'ждём нажатия кнопки
	Do
		Controls() = oDlgSADModel.getControlModels
		TextFieldModel = Controls(0)
		TextFieldModel.Text = Doc.CurrentSelection.AbsoluteName
		If bCloseFloodField then
		'пересылаем данные в основное окно
			oDlgSAD.setVisible(False)
			StartAnalysisDialog(TextFieldModel.Text)
			exit Do
		End If
		wait (100)
	Loop
End Sub

'сравнение массивов, если массивы не одинаковы, возвращаем Истину
'какая-то фигня с алгоритмом
Function ChangesCheck() As Boolean
	Dim iNumField As Integer
	iNumField = 1
	If (oDlg.GetControl("CheckBox1").getState() &lt;&gt; aConfAddrParam(7)) Then
		ChangesCheck = True
		Exit Function
	End If
	While iNumField &lt;&gt; 7
		If (IsEmpty(aConfNameParam(iNumField))) Then
			If (oDlg.GetControl("ComboBox" &amp; iNumField).Text &lt;&gt; "Не использовать") Then
				ChangesCheck = False
				Exit Function
			else
				ChangesCheck = True
				Exit Function
			End If
		else
			If (oDlg.GetControl("ComboBox" &amp; iNumField).Text &lt;&gt; aConfNameParam(iNumField)) Then
				ChangesCheck = True
				Exit Function
			End If
			If (oDlg.GetControl("TextField" &amp; iNumField).Text &lt;&gt; aConfAddrParam(iNumField)) Then
				ChangesCheck = True
				Exit Function
			End If
		End If
		iNumField = iNumField + 1
	Wend
	ChangesCheck = True
End Function

'Запуск основного блока
Sub StartAnalysis
	Dim iNumField, iNumber, StartTable As Integer
	Dim valCof As Double
	Dim sAddress, sRang, sNameSheet As String
	Dim oSheet, oWorkSheet, oCellRange, oColumns, oColumn, oController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фли ли изменены данные в диалоге
		If (ChangesCheck()) Then
			'если да, записываем новые данные в файл
			fSave(sAddress)
			iNumField = 1
			'удаляем лишние листы
			If (oDoc.hasByName("Interim calculation")) Then
				oDoc.removeByName("Interim calculation")
			End If
			sNameSheet = aComBox(iNumField)				
			While iNumField &lt;&gt; 5
				If (oDoc.hasByName(sNameSheet)) Then
					oDoc.removeByName(sNameSheet)
				End If
				iNumField = iNumField + 1
				sNameSheet = aComBox(iNumField)
			Wend
		End If
		'Получаем предварительные сведения для создания документов
		oSheet = oDoc.GetByName(sSheet)
	    oCellRange = oSheet.getCellRangeByName(sRang)
	    nCount = getCountNonEmpt(oCellRange)
	    oController = ThisComponent.getcurrentController
	    oColumns = oSheet.getColumns()
	    oColumn = oColumns.getByIndex(sRang)
	    StartTable = 1
	    iNumField = 1
	    'создаём табличные и графические формы
		If (oDlg.GetControl("CheckBox1").getState()) Then
			oDoc.insertNewByName("Interim calculation", iNumField, nCount)
			oWorkSheet = oDoc.GetByName("Interim calculation")
			oController.setActiveSheet(oWorkSheet)
			While aComBox(iNumField) &lt;&gt; ""
				CreateTableForm(StartTable, iNumField)
				StartTable = StartTable + nCount + 18
				iNumField = iNumField + 1
			Wend
		else
			While aComBox(iNumField) &lt;&gt; ""
				oDoc.insertNewByName(aComBox(iNumField), iNumField)
				oWorkSheet = oDoc.GetByName(aComBox(iNumField))
				oController.setActiveSheet(oWorkSheet)
				CreateTableForm(StartTable, iNumField)
				StartTable = 1
				iNumField = iNumField + 1
			Wend
		End If
		'запускаем расчет анализа чувсвительности
		SensitivityAnlysis(nCount, sStartCell)
	else
		MsgBox "Вы не указали ни одного поля."
	End If
	Stop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ичитаем, если документ один (тесто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 (0 to 4) As String
	Dim sComBox, sAddress As String
	Dim iNumField, iArrayIndex As Integer
	iNumField = 1
	iArrayIndex = 0
	While iNumField &lt;&gt; 5
		sAddress = "=" &amp; oDlg.GetControl("TextField" &amp; iNumField).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iArrayIndex = iArrayIndex + 1
				aAddress(iArrayIndex) = sAddress
				aComBox(iArrayIndex) = sComBox
			else
				MsgBox "Поле " &amp; sComBox &amp; " пусто!"
				Stop
			End If
		End If
		iNumField = iNumField + 1
	Wend
	FieldTest = iArrayIndex
End Function

'блок создания табличных форм
Function CreateTableForm (StartTable as Integer, iTitleTable As Integer )
	Dim oDocement , dispatcher, oSheetSource, oSheet As object
	Dim StartTableChart, numS, ind, nCfCellColumn, nCfCellRow, CountRow As Integer
	Dim sABC (1 to 11) As String
	StartTableChart = StartTable
	CreateChart(iTitleTable, StartTableChart) 'создание графических форм
	oDocement = ThisComponent.CurrentController.Frame
	dispatcher = createUnoService("com.sun.star.frame.DispatchHelper")
	'делаем заголовок таблиной формы
	Dim args(0) as new com.sun.star.beans.PropertyValue
	args(0).Name = "ToPoint"
	args(0).Value = "$A$" &amp; StartTable &amp; ":$L$" &amp; StartTable
	dispatcher.executeDispatch(oDocement, ".uno:GoToCell", "", 0, args())
	dispatcher.executeDispatch(oDocement, ".uno:MergeCells", "", 0, Array())
	args(0).Name = "HorizontalAlignment"
	args(0).Value = com.sun.star.table.CellHoriJustify.CENTER
	dispatcher.executeDispatch(oDocement, ".uno:HorizontalAlignment", "", 0, args())
	args(0).Name = "Bold"
	args(0).Value = true
	dispatcher.executeDispatch(oDocement, ".uno:Bold", "", 0, args())
	args(0).Name = "BackgroundColor"
	args(0).Value = 14540253
	dispatcher.executeDispatch(oDocement, ".uno:BackgroundColor", "", 0, args())
	args(0).Name = "StringName"
	args(0).Value = aComBox(iTitleTable)
	dispatcher.executeDispatch(oDocement, ".uno:EnterString", "", 0, args())
	dispatcher.executeDispatch(oDocement, ".uno:JumpToNextCell", "", 0, Array())
	sABC(1) = "B"
	sABC(2) = "C"
	sABC(3) = "D"
	sABC(4) = "E"
	sABC(5) = "F"
	sABC(6) = "G"
	sABC(7) = "H"
	sABC(8) = "I"
	sABC(9) = "J"
	sABC(10) = "K"
	sABC(11) = "L"
	numS = -50
	ind = 1
	StartTable = StartTable + 1
	'делаем подзаголовок табличной формы
	While ind &lt; 12
		args(0).Name = "ToPoint"
		args(0).Value =  "$" &amp; sABC(ind) &amp; "$" &amp; StartTable
		dispatcher.executeDispatch(oDocement, ".uno:GoToCell", "", 0, args())
		args(0).Name = "StringName"
		args(0).Value = numS &amp; "%"
		dispatcher.executeDispatch(oDocement, ".uno:EnterString", "", 0, args())
		numS = numS + 10
		ind = ind + 1
	Wend
	args(0).Name = "ToPoint"
	args(0).Value = "$B$" &amp; StartTable &amp; ":$L$" &amp; StartTable
	dispatcher.executeDispatch(oDocement, ".uno:GoToCell", "", 0, args())
	args(0).Name = "BackgroundColor"
	args(0).Value = 15658734
	dispatcher.executeDispatch(oDocement, ".uno:BackgroundColor", "", 0, args())
	args(0).Name = "NumberFormatValue"
	args(0).Value = 10
	dispatcher.executeDispatch(oDocement, ".uno:NumberFormatValue", "", 0, args())
	args(0).Name = "HorizontalAlignment"
	args(0).Value = com.sun.star.table.CellHoriJustify.CENTER
	dispatcher.executeDispatch(oDocement, ".uno:HorizontalAlignment", "", 0, args())
	StartTable = StartTable + 1
	CountRow = nCount + ind
	'копируем ссылки в центральный столбец
	oSheetSource = oDoc.getByName(sSheet)
	If (oDlg.GetControl("CheckBox1").getState()) Then
		oSheet = oDoc.getByName("Interim calculation")
	else
		oSheet = oDoc.getByName(aComBox(iTitleTable))
	End If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 1))
		oCellPast.DataArray = oCellCopy.DataArray
		args(0).Name = "ToPoint"
		args(0).Value =  "$G" &amp; "$" &amp; StartTable
		dispatcher.executeDispatch(oDocement, ".uno:GoToCell", "", 0, args())
		args(0).Name = "StringName"
		args(0).Value = aAddress(iTitleTable)
		dispatcher.executeDispatch(oDocement, ".uno:EnterString", "", 0, args())
		nCfCellRow = nCfCellRow + 1
		StartTable = StartTable + 1
		ind = ind + 1
	Wend
end Function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End If
	If (oDlg.GetControl("ComboBox" &amp; iNumField).getModel().Text = "Собственный") Then
		iNextNumField = iNumField + 5
		oDlg.GetControl("TextField" &amp; iNextNumField).getModel().Enabled = True
		oDlg.GetControl("CommandButton" &amp; iNextNumField).getModel().Enabled = True
	End If
End Function

'Создание графических форм
Sub CreateChart(iTitleTable As Integer, StartTableChart As Integer)
  Dim oSheet , oRect, oCharts, oChart, oChartDoc, oTitle, oDiagram  As Object
  Dim sName, sDataRng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RangeAddress(0).EndColumn = 11
	RangeAddress(0).EndRow = (StartTableChart + nCount)
	oCharts = oSheet.getCharts()
 	oCharts.addNewByName(sName, oRect, RangeAddress(), True, True)
 	oChart = oCharts.getByName(sName)
 	oChart.setRanges(RangeAddress())
 	oChartDoc = oChart.getEmbeddedObject()
 	oDiagram = oChartDoc.createInstance("com.sun.star.chart.LineDiagram")
 	oChartDoc.setDiagram(oDiagram)
 	oChartDoc.HasLegend = True 
 	oTitle = oChartDoc.getTitle()
 	oTitle.String = aComBox(iTitleTable)
 	oDiagram = oChartDoc.getDiagram()
 	oDiagram.DataRowSource = Rows 
End Sub

'событие "нажата кнопка Ok" вспомогательного диалога
Sub onBtnOKPressed(oEvent)
	bCloseFloodField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событие "нажата кнопка Ok" основного диалога
Sub onBtnStartAnalysis(oEvent)
	bStartAnalysis = True
End Sub

'возвращает полное имя файла с путем до него в синтаксисе ОС
function GetConfFileName(sUrl As String)
	GetConfFileName = Left(sUrl, Len(sUrl) - 4) &amp; ".conf"
End Function

'Закрытие без сохранения
Sub CloseDialog
    Stop
End Sub

'Подсчет ячеек
Function getCountNonEmpt(oRange As Variant)
	Dim oQry, oCells, oEnum, iCountCells As Variant
    oQry = oRange.queryContentCells(com.sun.star.sheet.CellFlags.VALUE)
    oEnum =  oQry.getCells().createEnumeration()
    iCountCells = 0
    Do while oEnum.hasMoreElements()
        iCountCells = iCountCells + 1
        oEnum.nextElement()
    Loop
    getCountNonEmpt = iCountCells
End Function

REM AM:Listing 5.78: Using the ApplicationScriptLibraryContainer.
REM Modified: JohnSUN
REM Check whether is loaded the macro-library with the specified name
REM (by default "Tools"). If not already loaded, it tries to load.
Function isLibraryLoaded(Optional LibName As String) As Boolean
Dim oLibs As Object
	If IsMissing(LibName) Then LibName="Tools"
	oLibs = GlobalScope.BasicLibraries
	If oLibs.HasByName (LibName) Then
		If (Not oLibs.isLibraryLoaded(LibName)) Then
		oLibs.LoadLibrary(LibName)
		End If
		If (Not oLibs.isLibraryLoaded(LibName)) Then
			MsgBox("The library named """ + LibName + """ is not loaded!" + Chr(13) + _
			"Be sure to install the office properly." + Chr(13) + _
			"Some of the macros will not be available!", 48, "Attention!")
			isLibraryLoaded = False
		Else
			isLibraryLoaded = True
		End If
	Else
		MsgBox("The library named """ + LibName + """ not found!" + Chr(13) + _
		"Check the office's Libraries." + Chr(13) + _
		"Some of the macros will not be available!", 48, "Oops!")
		isLibraryLoaded = False
	End If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ainModul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number-style style:name="N113">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3">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3">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3">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3">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48cm" svg:y="0.316cm" chart:style-name="ch2">
          <text:p>NPV</text:p>
        </chart:title>
        <chart:legend chart:legend-position="end" svg:x="14.793cm" svg:y="3.205cm" style:legend-expansion="high" chart:style-name="ch3"/>
        <chart:plot-area chart:style-name="ch4" table:cell-range-address="'Interim calculation'.A2:'Interim calculation'.L7" chart:data-source-has-labels="both" svg:x="0.4cm" svg:y="1.275cm" svg:width="13.993cm" svg:height="7.545cm">
          <chartooo:coordinate-region svg:x="1.418cm" svg:y="1.474cm" svg:width="12.549cm" svg:height="7.147cm"/>
          <chart:axis chart:dimension="x" chart:name="primary-x" chart:style-name="ch5" chartooo:axis-type="auto">
            <chartooo:date-scale/>
            <chart:categories table:cell-range-address="'Interim calculation'.B2:'Interim calculation'.L2"/>
          </chart:axis>
          <chart:axis chart:dimension="y" chart:name="primary-y" chart:style-name="ch6">
            <chart:grid chart:style-name="ch7" chart:class="major"/>
          </chart:axis>
          <chart:series chart:style-name="ch8" chart:values-cell-range-address="'Interim calculation'.B3:'Interim calculation'.L3" chart:label-cell-address="'Interim calculation'.A3:'Interim calculation'.A3" chart:class="chart:line">
            <chart:data-point chart:repeated="11"/>
          </chart:series>
          <chart:series chart:style-name="ch9" chart:values-cell-range-address="'Interim calculation'.B4:'Interim calculation'.L4" chart:label-cell-address="'Interim calculation'.A4:'Interim calculation'.A4" chart:class="chart:line">
            <chart:data-point chart:repeated="11"/>
          </chart:series>
          <chart:series chart:style-name="ch10" chart:values-cell-range-address="'Interim calculation'.B5:'Interim calculation'.L5" chart:label-cell-address="'Interim calculation'.A5:'Interim calculation'.A5" chart:class="chart:line">
            <chart:data-point chart:repeated="11"/>
          </chart:series>
          <chart:series chart:style-name="ch11" chart:values-cell-range-address="'Interim calculation'.B6:'Interim calculation'.L6" chart:label-cell-address="'Interim calculation'.A6:'Interim calculation'.A6" chart:class="chart:line">
            <chart:data-point chart:repeated="11"/>
          </chart:series>
          <chart:series chart:style-name="ch12" chart:values-cell-range-address="'Interim calculation'.B7:'Interim calculation'.L7" chart:label-cell-address="'Interim calculation'.A7:'Interim calculation'.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Interim calculation'.B2:'Interim calculation'.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Interim calculation'.A3:'Interim calculation'.A3</svg:desc>
                </draw:g>
              </table:table-cell>
              <table:table-cell office:value-type="float" office:value="129.007817790967">
                <text:p>129.007817790967</text:p>
                <draw:g>
                  <svg:desc>'Interim calculation'.B3:'Interim calculation'.L3</svg:desc>
                </draw:g>
              </table:table-cell>
              <table:table-cell office:value-type="float" office:value="117.017057912547">
                <text:p>117.017057912547</text:p>
              </table:table-cell>
              <table:table-cell office:value-type="float" office:value="105.026298034128">
                <text:p>105.026298034128</text:p>
              </table:table-cell>
              <table:table-cell office:value-type="float" office:value="93.0355381557083">
                <text:p>93.0355381557083</text:p>
              </table:table-cell>
              <table:table-cell office:value-type="float" office:value="81.0447782772889">
                <text:p>81.0447782772889</text:p>
              </table:table-cell>
              <table:table-cell office:value-type="float" office:value="69.0540183988694">
                <text:p>69.0540183988694</text:p>
              </table:table-cell>
              <table:table-cell office:value-type="float" office:value="57.06325852045">
                <text:p>57.06325852045</text:p>
              </table:table-cell>
              <table:table-cell office:value-type="float" office:value="45.0724986420305">
                <text:p>45.0724986420305</text:p>
              </table:table-cell>
              <table:table-cell office:value-type="float" office:value="33.0817387636111">
                <text:p>33.0817387636111</text:p>
              </table:table-cell>
              <table:table-cell office:value-type="float" office:value="21.0909788851916">
                <text:p>21.0909788851916</text:p>
              </table:table-cell>
              <table:table-cell office:value-type="float" office:value="9.10021900677214">
                <text:p>9.10021900677214</text:p>
              </table:table-cell>
            </table:table-row>
            <table:table-row>
              <table:table-cell office:value-type="string">
                <text:p>Количество проектов</text:p>
                <draw:g>
                  <svg:desc>'Interim calculation'.A4:'Interim calculation'.A4</svg:desc>
                </draw:g>
              </table:table-cell>
              <table:table-cell office:value-type="float" office:value="-29.1892828440441">
                <text:p>-29.1892828440441</text:p>
                <draw:g>
                  <svg:desc>'Interim calculation'.B4:'Interim calculation'.L4</svg:desc>
                </draw:g>
              </table:table-cell>
              <table:table-cell office:value-type="float" office:value="-9.54062259546144">
                <text:p>-9.54062259546144</text:p>
              </table:table-cell>
              <table:table-cell office:value-type="float" office:value="10.1080376531212">
                <text:p>10.1080376531212</text:p>
              </table:table-cell>
              <table:table-cell office:value-type="float" office:value="29.7566979017039">
                <text:p>29.7566979017039</text:p>
              </table:table-cell>
              <table:table-cell office:value-type="float" office:value="49.4053581502867">
                <text:p>49.4053581502867</text:p>
              </table:table-cell>
              <table:table-cell office:value-type="float" office:value="69.0540183988694">
                <text:p>69.0540183988694</text:p>
              </table:table-cell>
              <table:table-cell office:value-type="float" office:value="88.702678647452">
                <text:p>88.702678647452</text:p>
              </table:table-cell>
              <table:table-cell office:value-type="float" office:value="108.351338896035">
                <text:p>108.351338896035</text:p>
              </table:table-cell>
              <table:table-cell office:value-type="float" office:value="127.999999144618">
                <text:p>127.999999144618</text:p>
              </table:table-cell>
              <table:table-cell office:value-type="float" office:value="147.6486593932">
                <text:p>147.6486593932</text:p>
              </table:table-cell>
              <table:table-cell office:value-type="float" office:value="167.297319641783">
                <text:p>167.297319641783</text:p>
              </table:table-cell>
            </table:table-row>
            <table:table-row>
              <table:table-cell office:value-type="string">
                <text:p>Количество пересчетов</text:p>
                <draw:g>
                  <svg:desc>'Interim calculation'.A5:'Interim calculation'.A5</svg:desc>
                </draw:g>
              </table:table-cell>
              <table:table-cell office:value-type="float" office:value="-34.0385865617017">
                <text:p>-34.0385865617017</text:p>
                <draw:g>
                  <svg:desc>'Interim calculation'.B5:'Interim calculation'.L5</svg:desc>
                </draw:g>
              </table:table-cell>
              <table:table-cell office:value-type="float" office:value="-13.4200655695875">
                <text:p>-13.4200655695875</text:p>
              </table:table-cell>
              <table:table-cell office:value-type="float" office:value="7.19845542252673">
                <text:p>7.19845542252673</text:p>
              </table:table-cell>
              <table:table-cell office:value-type="float" office:value="27.8169764146409">
                <text:p>27.8169764146409</text:p>
              </table:table-cell>
              <table:table-cell office:value-type="float" office:value="48.4354974067551">
                <text:p>48.4354974067551</text:p>
              </table:table-cell>
              <table:table-cell office:value-type="float" office:value="69.0540183988694">
                <text:p>69.0540183988694</text:p>
              </table:table-cell>
              <table:table-cell office:value-type="float" office:value="89.6725393909836">
                <text:p>89.6725393909836</text:p>
              </table:table-cell>
              <table:table-cell office:value-type="float" office:value="110.291060383098">
                <text:p>110.291060383098</text:p>
              </table:table-cell>
              <table:table-cell office:value-type="float" office:value="130.909581375212">
                <text:p>130.909581375212</text:p>
              </table:table-cell>
              <table:table-cell office:value-type="float" office:value="151.528102367326">
                <text:p>151.528102367326</text:p>
              </table:table-cell>
              <table:table-cell office:value-type="float" office:value="172.146623359441">
                <text:p>172.146623359441</text:p>
              </table:table-cell>
            </table:table-row>
            <table:table-row>
              <table:table-cell office:value-type="string">
                <text:p>Зарплата специалиста</text:p>
                <draw:g>
                  <svg:desc>'Interim calculation'.A6:'Interim calculation'.A6</svg:desc>
                </draw:g>
              </table:table-cell>
              <table:table-cell office:value-type="float" office:value="-25.4267901926626">
                <text:p>-25.4267901926626</text:p>
                <draw:g>
                  <svg:desc>'Interim calculation'.B6:'Interim calculation'.L6</svg:desc>
                </draw:g>
              </table:table-cell>
              <table:table-cell office:value-type="float" office:value="-6.53062847435622">
                <text:p>-6.53062847435622</text:p>
              </table:table-cell>
              <table:table-cell office:value-type="float" office:value="12.3655332439502">
                <text:p>12.3655332439502</text:p>
              </table:table-cell>
              <table:table-cell office:value-type="float" office:value="31.2616949622566">
                <text:p>31.2616949622566</text:p>
              </table:table-cell>
              <table:table-cell office:value-type="float" office:value="50.1578566805629">
                <text:p>50.1578566805629</text:p>
              </table:table-cell>
              <table:table-cell office:value-type="float" office:value="69.0540183988694">
                <text:p>69.0540183988694</text:p>
              </table:table-cell>
              <table:table-cell office:value-type="float" office:value="87.9501801171758">
                <text:p>87.9501801171758</text:p>
              </table:table-cell>
              <table:table-cell office:value-type="float" office:value="106.846341835482">
                <text:p>106.846341835482</text:p>
              </table:table-cell>
              <table:table-cell office:value-type="float" office:value="125.742503553789">
                <text:p>125.742503553789</text:p>
              </table:table-cell>
              <table:table-cell office:value-type="float" office:value="144.638665272095">
                <text:p>144.638665272095</text:p>
              </table:table-cell>
              <table:table-cell office:value-type="float" office:value="163.534826990401">
                <text:p>163.534826990401</text:p>
              </table:table-cell>
            </table:table-row>
            <table:table-row>
              <table:table-cell office:value-type="string">
                <text:p>Ставка дисконтирования</text:p>
                <draw:g>
                  <svg:desc>'Interim calculation'.A7:'Interim calculation'.A7</svg:desc>
                </draw:g>
              </table:table-cell>
              <table:table-cell office:value-type="float" office:value="76.9360430232694">
                <text:p>76.9360430232694</text:p>
                <draw:g>
                  <svg:desc>'Interim calculation'.B7:'Interim calculation'.L7</svg:desc>
                </draw:g>
              </table:table-cell>
              <table:table-cell office:value-type="float" office:value="75.3230917723294">
                <text:p>75.3230917723294</text:p>
              </table:table-cell>
              <table:table-cell office:value-type="float" office:value="73.7286674174251">
                <text:p>73.7286674174251</text:p>
              </table:table-cell>
              <table:table-cell office:value-type="float" office:value="72.1525142263623">
                <text:p>72.1525142263623</text:p>
              </table:table-cell>
              <table:table-cell office:value-type="float" office:value="70.5943804792462">
                <text:p>70.5943804792462</text:p>
              </table:table-cell>
              <table:table-cell office:value-type="float" office:value="69.0540183988694">
                <text:p>69.0540183988694</text:p>
              </table:table-cell>
              <table:table-cell office:value-type="float" office:value="67.5311840824139">
                <text:p>67.5311840824139</text:p>
              </table:table-cell>
              <table:table-cell office:value-type="float" office:value="66.0256374344409">
                <text:p>66.0256374344409</text:p>
              </table:table-cell>
              <table:table-cell office:value-type="float" office:value="64.5371421011409">
                <text:p>64.5371421011409</text:p>
              </table:table-cell>
              <table:table-cell office:value-type="float" office:value="63.065465405822">
                <text:p>63.065465405822</text:p>
              </table:table-cell>
              <table:table-cell office:value-type="float" office:value="61.6103782856049">
                <text:p>61.6103782856049</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ainModule.onBtnOKPressed?language=Basic&amp;location=document" script:language="Script"/>
    </dlg:button>
  </dlg:bulletinboard>
</dlg:window>
</file>

<file path=Dialogs/SensitivityAnalysis/DialogSA.xml><?xml version="1.0" encoding="utf-8"?>
<!DOCTYPE window  PUBLIC '-//OpenOffice.org//DTD OfficeDocument 1.0//EN'  'dialog.dtd'>
<dlg:window xmlns:dlg="http://openoffice.org/2000/dialog" xmlns:script="http://openoffice.org/2000/script" dlg:id="DialogSA" dlg:left="31" dlg:top="52" dlg:width="306" dlg:height="188" dlg:closeable="true" dlg:moveable="true" dlg:title="Анализ чувствительности">
  <dlg:styles>
    <dlg:style dlg:style-id="0" dlg:border="none" dlg:look="simple"/>
  </dlg:styles>
  <dlg:bulletinboard>
    <dlg:combobox dlg:id="ComboBox1" dlg:tab-index="0" dlg:left="3" dlg:top="18"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4" dlg:tab-index="3" dlg:disabled="true" dlg:left="3" dlg:top="8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5" dlg:tab-index="4" dlg:disabled="true" dlg:left="3" dlg:top="10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fixedline dlg:id="FixedLine1" dlg:tab-index="5" dlg:left="3" dlg:top="120" dlg:width="305" dlg:height="9"/>
    <dlg:checkbox dlg:style-id="0" dlg:id="CheckBox1" dlg:tab-index="6" dlg:left="6"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8"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disabled="true"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5" dlg:top="2" dlg:width="63" dlg:height="11" dlg:value="Имя показателя"/>
    <dlg:text dlg:id="Label2" dlg:tab-index="18" dlg:left="72" dlg:top="2" dlg:width="94" dlg:height="11" dlg:value="Ссылка на значение"/>
    <dlg:text dlg:id="Label3" dlg:tab-index="19" dlg:left="191" dlg:top="2" dlg:width="96" dlg:height="11" dlg:value="Ссылка на наименование"/>
    <dlg:text dlg:id="Label4" dlg:tab-index="20" dlg:left="6" dlg:top="130" dlg:width="62" dlg:height="11" dlg:value="Диапазон факторов"/>
    <dlg:textfield dlg:id="TextField11" dlg:tab-index="21" dlg:left="71" dlg:top="127" dlg:width="197" dlg:height="15"/>
    <dlg:fixedline dlg:id="FixedLine2" dlg:tab-index="25" dlg:left="0" dlg:top="156" dlg:width="305" dlg:height="9"/>
    <dlg:button dlg:id="HelpButton" dlg:tab-index="24" dlg:left="260" dlg:top="169" dlg:width="44" dlg:height="17" dlg:value="Справка"/>
    <dlg:button dlg:id="OkButton" dlg:tab-index="22" dlg:left="164" dlg:top="169" dlg:width="44" dlg:height="17" dlg:default="true" dlg:value="Ok">
      <script:event script:event-name="on-performaction" script:macro-name="vnd.sun.star.script:SensitivityAnalysis.MainModule.StartAnalysis?language=Basic&amp;location=document" script:language="Script"/>
    </dlg:button>
    <dlg:button dlg:id="CancelButton" dlg:tab-index="23" dlg:left="213" dlg:top="169" dlg:width="44" dlg:height="17" dlg:value="Отмена">
      <script:event script:event-name="on-performaction" script:macro-name="vnd.sun.star.script:SensitivityAnalysis.MainModule.CloseDialog?language=Basic&amp;location=document" script:language="Script"/>
    </dlg:button>
    <dlg:button dlg:id="CommandButton1" dlg:tab-index="26" dlg:left="169" dlg:top="17" dlg:width="16" dlg:height="15" dlg:value="О">
      <script:event script:event-name="on-performaction" script:macro-name="vnd.sun.star.script:SensitivityAnalysis.MainModule.onBtnStartFloodField?language=Basic&amp;location=document" script:language="Script"/>
    </dlg:button>
    <dlg:button dlg:id="CommandButton2" dlg:tab-index="27" dlg:disabled="true" dlg:left="169" dlg:top="37" dlg:width="16" dlg:height="15" dlg:value="О">
      <script:event script:event-name="on-performaction" script:macro-name="vnd.sun.star.script:SensitivityAnalysis.MainModule.onBtnStartFloodField?language=Basic&amp;location=document" script:language="Script"/>
    </dlg:button>
    <dlg:button dlg:id="CommandButton3" dlg:tab-index="29" dlg:disabled="true" dlg:left="170" dlg:top="61" dlg:width="16" dlg:height="15" dlg:value="О">
      <script:event script:event-name="on-performaction" script:macro-name="vnd.sun.star.script:SensitivityAnalysis.MainModule.onBtnStartFloodField?language=Basic&amp;location=document" script:language="Script"/>
    </dlg:button>
    <dlg:button dlg:id="CommandButton4" dlg:tab-index="30" dlg:disabled="true" dlg:left="170" dlg:top="82" dlg:width="16" dlg:height="15" dlg:value="О">
      <script:event script:event-name="on-performaction" script:macro-name="vnd.sun.star.script:SensitivityAnalysis.MainModule.onBtnStartFloodField?language=Basic&amp;location=document" script:language="Script"/>
    </dlg:button>
    <dlg:button dlg:id="CommandButton5" dlg:tab-index="31" dlg:disabled="true" dlg:left="170" dlg:top="104" dlg:width="16" dlg:height="15" dlg:value="О">
      <script:event script:event-name="on-performaction" script:macro-name="vnd.sun.star.script:SensitivityAnalysis.MainModule.onBtnStartFloodField?language=Basic&amp;location=document" script:language="Script"/>
    </dlg:button>
    <dlg:button dlg:id="CommandButton6" dlg:tab-index="32" dlg:disabled="true" dlg:left="289" dlg:top="18" dlg:width="16" dlg:height="15" dlg:value="О">
      <script:event script:event-name="on-performaction" script:macro-name="vnd.sun.star.script:SensitivityAnalysis.MainModule.onBtnStartFloodField?language=Basic&amp;location=document" script:language="Script"/>
    </dlg:button>
    <dlg:button dlg:id="CommandButton7" dlg:tab-index="33" dlg:disabled="true" dlg:left="289" dlg:top="37" dlg:width="16" dlg:height="15" dlg:value="О">
      <script:event script:event-name="on-performaction" script:macro-name="vnd.sun.star.script:SensitivityAnalysis.MainModule.onBtnStartFloodField?language=Basic&amp;location=document" script:language="Script"/>
    </dlg:button>
    <dlg:button dlg:id="CommandButton8" dlg:tab-index="34" dlg:disabled="true" dlg:left="289" dlg:top="61" dlg:width="16" dlg:height="15" dlg:value="О">
      <script:event script:event-name="on-performaction" script:macro-name="vnd.sun.star.script:SensitivityAnalysis.MainModule.onBtnStartFloodField?language=Basic&amp;location=document" script:language="Script"/>
    </dlg:button>
    <dlg:button dlg:id="CommandButton9" dlg:tab-index="35" dlg:disabled="true" dlg:left="289" dlg:top="80" dlg:width="16" dlg:height="15" dlg:value="О">
      <script:event script:event-name="on-performaction" script:macro-name="vnd.sun.star.script:SensitivityAnalysis.MainModule.onBtnStartFloodField?language=Basic&amp;location=document" script:language="Script"/>
    </dlg:button>
    <dlg:button dlg:id="CommandButton10" dlg:tab-index="36" dlg:disabled="true" dlg:left="289" dlg:top="104" dlg:width="16" dlg:height="15" dlg:value="О">
      <script:event script:event-name="on-performaction" script:macro-name="vnd.sun.star.script:SensitivityAnalysis.MainModule.onBtnStartFloodField?language=Basic&amp;location=document" script:language="Script"/>
    </dlg:button>
    <dlg:button dlg:id="CommandButton11" dlg:tab-index="28" dlg:left="271" dlg:top="127" dlg:width="16" dlg:height="15" dlg:value="О">
      <script:event script:event-name="on-performaction" script:macro-name="vnd.sun.star.script:SensitivityAnalysis.MainModule.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DialogSA"/>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